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31df0" style:text-blinking="false" fo:background-color="transparent" style:font-weight-asian="normal" style:font-weight-complex="normal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64514" style:text-blinking="false" fo:background-color="transparent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21590" style:text-blinking="false" fo:background-color="transparent" style:font-weight-asian="normal" style:font-weight-complex="normal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466e8" style:text-blinking="false" fo:background-color="transparent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21590" style:text-blinking="false" fo:background-color="transparent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31df0" style:text-blinking="false" fo:background-color="transparent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35a74" style:text-blinking="false" fo:background-color="transparent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466e8" style:text-blinking="false" fo:background-color="transparent" style:font-weight-asian="bold" style:font-weight-complex="bold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64514" style:text-blinking="false" fo:background-color="transparent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6cbfe" style:text-blinking="false" fo:background-color="transparent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759c6" style:text-blinking="false" fo:background-color="transparent" style:font-weight-asian="bold" style:font-weight-complex="bold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20c675" style:text-blinking="false" fo:background-color="transparent" style:font-weight-asian="bold" style:font-weight-complex="bold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244210" style:text-blinking="false" fo:background-color="transparent" style:font-weight-asian="bold" style:font-weight-complex="bold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64514" officeooo:paragraph-rsid="0016cbfe" style:text-blinking="false" fo:background-color="transparent" style:font-weight-asian="bold" style:font-weight-complex="bold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8pt" fo:font-style="normal" style:text-underline-style="none" fo:font-weight="bold" officeooo:paragraph-rsid="001759c6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8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1" fo:font-size="18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6cbfe" style:text-blinking="false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759c6" style:text-blinking="false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227385" style:text-blinking="false" fo:background-color="transparent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24bde9" style:text-blinking="false" fo:background-color="transparent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6cbfe" officeooo:paragraph-rsid="0016cbfe" style:text-blinking="false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ca8ac" officeooo:paragraph-rsid="00274be1" style:text-blinking="false" fo:background-color="transparent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ca8ac" officeooo:paragraph-rsid="001ca8ac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ca8ac" officeooo:paragraph-rsid="001ca8ac" style:text-blinking="false" fo:background-color="transparent" style:font-weight-asian="normal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6cbfe" style:text-blinking="false" fo:background-color="transparent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ca8ac" officeooo:paragraph-rsid="001ca8ac" style:text-blinking="false" fo:background-color="transparent" style:font-weight-asian="bold" style:font-weight-complex="bold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6cbfe" style:text-blinking="false" fo:background-color="transparent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759c6" style:text-blinking="false" fo:background-color="transparent" style:font-size-asian="14pt" style:font-weight-asian="bold" style:font-size-complex="14pt" style:font-weight-complex="bold"/>
    </style:style>
    <style:style style:name="P33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64514" officeooo:paragraph-rsid="0016cbfe" style:text-blinking="false" fo:background-color="transparent" style:font-weight-asian="bold" style:font-weight-complex="bold"/>
    </style:style>
    <style:style style:name="P34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64514" officeooo:paragraph-rsid="00244210" style:text-blinking="false" fo:background-color="transparent" style:font-weight-asian="normal" style:font-weight-complex="normal"/>
    </style:style>
    <style:style style:name="T1" style:family="text">
      <style:text-properties officeooo:rsid="00121590"/>
    </style:style>
    <style:style style:name="T2" style:family="text">
      <style:text-properties officeooo:rsid="00131df0"/>
    </style:style>
    <style:style style:name="T3" style:family="text">
      <style:text-properties officeooo:rsid="00135a74"/>
    </style:style>
    <style:style style:name="T4" style:family="text">
      <style:text-properties officeooo:rsid="001466e8"/>
    </style:style>
    <style:style style:name="T5" style:family="text">
      <style:text-properties officeooo:rsid="00164514"/>
    </style:style>
    <style:style style:name="T6" style:family="text">
      <style:text-properties officeooo:rsid="0016cbfe"/>
    </style:style>
    <style:style style:name="T7" style:family="text">
      <style:text-properties style:font-size-asian="14pt" style:font-size-complex="14pt"/>
    </style:style>
    <style:style style:name="T8" style:family="text">
      <style:text-properties officeooo:rsid="0020c675"/>
    </style:style>
    <style:style style:name="T9" style:family="text">
      <style:text-properties officeooo:rsid="00227385"/>
    </style:style>
    <style:style style:name="T10" style:family="text">
      <style:text-properties officeooo:rsid="00244210"/>
    </style:style>
    <style:style style:name="T11" style:family="text">
      <style:text-properties officeooo:rsid="00274be1"/>
    </style:style>
    <style:style style:name="T12" style:family="text">
      <style:text-properties officeooo:rsid="0028f4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docs-internal-guid-39b2972b-7fff-38d6-bf3f-eeb954ffca14"/>Experiment Code Documentation</text:p>
      <text:p text:style-name="P16">Introduction</text:p>
      <text:p text:style-name="P18">This document captures the experiment implementation details.</text:p>
      <text:p text:style-name="Text_20_body"/>
      <text:p text:style-name="P16">Code Details</text:p>
      <text:p text:style-name="P28"><text:span text:style-name="T5">A)-</text:span>File Name : Index.js</text:p>
      <text:p text:style-name="P28">File Description : <text:span text:style-name="T1">This file contains whole algorithm functionalities</text:span></text:p>
      <text:p text:style-name="P28"/>
      <text:p text:style-name="P5">1)-Function Name : form 64 bit binary key</text:p>
      <text:p text:style-name="P5">Function Description : </text:p>
      <text:p text:style-name="P3">This function is used to convert the <text:s/>given key in hexadecimal value to binary value. </text:p>
      <text:p text:style-name="P5">2)-Function Name : key PC 1</text:p>
      <text:p text:style-name="P5">Function Description : </text:p>
      <text:p text:style-name="P3">This function is used to permute the given text and generate a 56 bit key from 64 bit one. </text:p>
      <text:p text:style-name="P12">3)-Function Name : key PC <text:span text:style-name="T8">2</text:span></text:p>
      <text:p text:style-name="P5">Function Description : </text:p>
      <text:p text:style-name="P3">This function is used to permute the key with PC2 and generate the key for round.</text:p>
      <text:p text:style-name="P6"><text:span text:style-name="T2">4</text:span>)-Function Name :shift left_1</text:p>
      <text:p text:style-name="P6">Function Description : </text:p>
      <text:p text:style-name="P1">This function bitwise and circular shift the bits of key passed by parameter by one.</text:p>
      <text:p text:style-name="P7"><text:span text:style-name="T3">5</text:span>)-Function Name : key per round</text:p>
      <text:p text:style-name="P7">Function Description : </text:p>
      <text:p text:style-name="P1">This function is used to generate the </text:p>
      <text:p text:style-name="P1">round keys for all the 16 rounds and store it in global variable.</text:p>
      <text:p text:style-name="P8"><text:span text:style-name="T4">6</text:span>)-Function Name :key init</text:p>
      <text:p text:style-name="P8"><text:soft-page-break/>Function Description : </text:p>
      <text:p text:style-name="P4">This function is wrapper for 1 , 2 and 5 </text:p>
      <text:p text:style-name="P9"><text:span text:style-name="T5">7</text:span>)-Function Name : remove spaces</text:p>
      <text:p text:style-name="P9">Function Description : </text:p>
      <text:p text:style-name="P2">This function removes any spaces in between the text provided to it. </text:p>
      <text:p text:style-name="P9"><text:span text:style-name="T5">8</text:span>)-Function Name :IP text</text:p>
      <text:p text:style-name="P9">Function Description : </text:p>
      <text:p text:style-name="P2">This function is used for doing the initial permute on the text and generate the two equal parts and store it in global variable. </text:p>
      <text:p text:style-name="P9"><text:span text:style-name="T5">9</text:span>)-Function Name :text init</text:p>
      <text:p text:style-name="P9">Function Description : </text:p>
      <text:p text:style-name="P2">This function is used as a wrapper for 7 and 8. </text:p>
      <text:p text:style-name="P9"><text:span text:style-name="T5">10</text:span>)-Function Name :XOR F</text:p>
      <text:p text:style-name="P9">Function Description : </text:p>
      <text:p text:style-name="P21">This function is used to bit wise xor the two inputs provided to it.</text:p>
      <text:p text:style-name="P10"><text:span text:style-name="T5">11</text:span>)-Function Name :text round encrypt</text:p>
      <text:p text:style-name="P29">Function Description : </text:p>
      <text:p text:style-name="P23">This function is used as a wrapper for DES F Function and XOR F and driving the rounds one by one. </text:p>
      <text:p text:style-name="P14">12)-Function Name :FP text</text:p>
      <text:p text:style-name="P29">Function Description : </text:p>
      <text:p text:style-name="P23">This function is used for doing the final permute on the text.</text:p>
      <text:p text:style-name="P14">13)-Function Name :E Prem text</text:p>
      <text:p text:style-name="P31">Function Description : </text:p>
      <text:p text:style-name="P19">This function is used for doing the expansion permute on the text and convert 32 bit text t 48 bit. </text:p>
      <text:p text:style-name="P10"><text:span text:style-name="T5">14</text:span>)-Function Name :P Prem DES function</text:p>
      <text:p text:style-name="P31">Function Description : </text:p>
      <text:p text:style-name="P19">This function is used fo<text:span text:style-name="T9">r</text:span> permuting in the DES function.</text:p>
      <text:p text:style-name="P10"><text:soft-page-break/><text:span text:style-name="T5">15</text:span>)-Function Name :Calculate S Box</text:p>
      <text:p text:style-name="P31">Function Description : </text:p>
      <text:p text:style-name="P19">It is used for degrading 48 bit to 32 bit text . It uses the sboxes to generate and replaces the text. </text:p>
      <text:p text:style-name="P10"><text:span text:style-name="T5">16</text:span>)-Function Name :DES function</text:p>
      <text:p text:style-name="P31">Function Description : </text:p>
      <text:p text:style-name="P19">It is used as a wrapper for 13, 10,15 and 14. </text:p>
      <text:p text:style-name="P10"><text:span text:style-name="T5">17</text:span>)-Function Name :var init:-</text:p>
      <text:p text:style-name="P31">Function Description :</text:p>
      <text:p text:style-name="P19">It is used for reinitializing the global variables</text:p>
      <text:p text:style-name="P10"><text:span text:style-name="T5">18</text:span>)-Function Name :Encrypt:-</text:p>
      <text:p text:style-name="P31">Function Description :</text:p>
      <text:p text:style-name="P34">This function is whole sole responsible <text:s/>for doing the encryption and is used as <text:s/>a full wrapper of 17, 9, 6, 11 and <text:s/><text:span text:style-name="T12">1</text:span>2</text:p>
      <text:p text:style-name="P13"><text:span text:style-name="T5">19</text:span>)-Function Name :Decrypt:-</text:p>
      <text:p text:style-name="P31">Function Description :</text:p>
      <text:p text:style-name="P24">This function is whole sole responsible for doing the decryption and is used as a full wrapper of 17, 9, 6, 11 and 12</text:p>
      <text:p text:style-name="P10"><text:span text:style-name="T6">20</text:span>)-Function Name :text round decrypt:-</text:p>
      <text:p text:style-name="P31">Function Description :</text:p>
      <text:p text:style-name="P24">This function is used as a wrapper for DES F Function and XOR F and driving the rounds one by one for decryption.</text:p>
      <text:p text:style-name="P10"><text:span text:style-name="T6">21</text:span>)-Function Name :Check Answer:-</text:p>
      <text:p text:style-name="P31">Function Description :</text:p>
      <text:p text:style-name="P19"><text:span text:style-name="T10">T</text:span>his function is used to update the status of status field. </text:p>
      <text:p text:style-name="P11"><text:span text:style-name="T6">22</text:span>)-Function Name :Triple DES Encrypt:-</text:p>
      <text:p text:style-name="P32">Function Description :</text:p>
      <text:p text:style-name="P19">Used as a utility for 21 for encrypting </text:p>
      <text:p text:style-name="P19">with the correct procedure of triple des. </text:p>
      <text:p text:style-name="P11"><text:span text:style-name="T6">23</text:span>)-Function Name :Triple DES Decrypt:-</text:p>
      <text:p text:style-name="P32">Function Description :</text:p>
      <text:p text:style-name="P19"><text:soft-page-break/>Used as a utility for 21 for decrypting with the correct procedure of triple des</text:p>
      <text:p text:style-name="P11"><text:span text:style-name="T6">24</text:span>)-Function Name :DES encrypt:-</text:p>
      <text:p text:style-name="P32">Function Description :</text:p>
      <text:p text:style-name="P20">This is a on click listener for Encrypt button and uses the encrypt function for encryption. </text:p>
      <text:p text:style-name="P11"><text:span text:style-name="T6">25</text:span>)-Function Name :<text:span text:style-name="T7">DES decrypt</text:span>:-</text:p>
      <text:p text:style-name="P32">Function Description :</text:p>
      <text:p text:style-name="P22">This is a on click listener for decrypt button and uses the decrypt function for decryption.</text:p>
      <text:p text:style-name="P11"><text:span text:style-name="T6">26</text:span>)-Function Name :<text:span text:style-name="T7"> change plain text</text:span>:-</text:p>
      <text:p text:style-name="P32">Function Description :</text:p>
      <text:p text:style-name="P20">This function is generating the random string of 64 bit binary number and putting it in readonly input of part 1. </text:p>
      <text:p text:style-name="P11"><text:span text:style-name="T6">27</text:span>)-Function Name :<text:span text:style-name="T7"> change key A</text:span>:-</text:p>
      <text:p text:style-name="P32">Function Description :</text:p>
      <text:p text:style-name="P20">This function is generating the random string of 16 bit hex number and putting it in readonly input of part 1.</text:p>
      <text:p text:style-name="P11"><text:span text:style-name="T6">28</text:span>)-Function Name :<text:span text:style-name="T7"> change key B</text:span>:-</text:p>
      <text:p text:style-name="P32">Function Description :</text:p>
      <text:p text:style-name="P20">This function is generating the random string of 16 bit hex number and putting it in readonly input of part 1.</text:p>
      <text:p text:style-name="P15"/>
      <text:p text:style-name="P16">Other details:</text:p>
      <text:p text:style-name="P30">1)-Part_1:</text:p>
      <text:p text:style-name="P26">This part is used to generate the plain text in binary format and two </text:p>
      <text:p text:style-name="P26">keys in hex format. The field are generated using random function of Java-Script</text:p>
      <text:p text:style-name="P30">2)-Part_2:</text:p>
      <text:p text:style-name="P27">This is the part where you provide inputs according to the manual and proceed with the encryption and decryption. </text:p>
      <text:p text:style-name="P30"><text:soft-page-break/>3)-Part_3:</text:p>
      <text:p text:style-name="P25"><text:span text:style-name="T11">T</text:span>his is the part where the status is shown which verifies whether the steps followed are correct or not and output the corresponding mistak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3:28:24.731223480</meta:creation-date>
    <dc:date>2019-07-11T14:00:19.218568640</dc:date>
    <meta:editing-duration>PT57M20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5" meta:paragraph-count="100" meta:word-count="787" meta:character-count="4589" meta:non-whitespace-character-count="3863"/>
  </office:meta>
</office:document-meta>
</file>